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5" svg:font-family="'Liberation Sans'" style:font-pitch="variable" style:font-charset="x-symbol"/>
    <style:font-face style:name="Symbol" svg:font-family="Symbol" style:font-pitch="variable" style:font-charset="x-symbol"/>
    <style:font-face style:name="Liberation Sans4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name="Liberation Sans3" fo:font-size="16pt" style:font-name-asian="Liberation Sans3" style:font-size-asian="16pt" style:font-name-complex="Liberation Sans3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font-name="Symbol2" fo:font-size="16pt" style:font-name-asian="Symbol2" style:font-size-asian="16pt" style:font-name-complex="Symbol2" style:font-size-complex="16pt"/>
    </style:style>
    <style:style style:name="T5" style:family="text">
      <style:text-properties style:font-name="Liberation Sans" fo:font-size="16pt" style:font-name-asian="Liberation Sans3" style:font-size-asian="16pt" style:font-name-complex="Liberation Sans3" style:font-size-complex="16pt"/>
    </style:style>
    <style:style style:name="T6" style:family="text">
      <style:text-properties fo:color="#000000" style:font-name="Liberation Sans3" fo:font-size="16pt" style:font-name-asian="Liberation Sans3" style:font-size-asian="16pt" style:font-name-complex="Liberation Sans3" style:font-size-complex="16pt"/>
    </style:style>
    <style:style style:name="T7" style:family="text">
      <style:text-properties fo:color="#999999" style:font-name="Liberation Sans3" fo:font-size="16pt" style:font-name-asian="Liberation Sans3" style:font-size-asian="16pt" style:font-name-complex="Liberation Sans3" style:font-size-complex="16pt"/>
    </style:style>
    <style:style style:name="T8" style:family="text">
      <style:text-properties fo:color="#999999" style:font-name="Symbol2" fo:font-size="16pt" style:font-name-asian="Symbol2" style:font-size-asian="16pt" style:font-name-complex="Symbol2" style:font-size-complex="16pt"/>
    </style:style>
    <style:style style:name="T9" style:family="text">
      <style:text-properties fo:color="#999999" style:font-name="Liberation Sans" fo:font-size="16pt" style:font-name-asian="Liberation Sans3" style:font-size-asian="16pt" style:font-name-complex="Liberation Sans3" style:font-size-complex="16pt"/>
    </style:style>
    <style:style style:name="T10" style:family="text">
      <style:text-properties fo:color="#999999" style:font-name="Liberation Sans" fo:font-size="16pt" style:font-name-asian="Symbol2" style:font-size-asian="16pt" style:font-name-complex="Symbol2" style:font-size-complex="16pt"/>
    </style:style>
    <style:style style:name="T1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054cm" svg:height="4.747cm" svg:x="3.831cm" svg:y="3.511cm">
          <text:p text:style-name="P1"><text:span text:style-name="T1">X <text:s text:c="8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8.47cm" svg:height="5.064cm" svg:x="8.257cm" svg:y="3.195cm">
          <text:p text:style-name="P1"><text:span text:style-name="T1"><text:s text:c="11"/></text:span><text:span text:style-name="T1">Y <text:s text:c="3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7.821cm" svg:height="5.341cm" svg:x="6.361cm" svg:y="6.041cm">
          <text:p text:style-name="P1"><text:span text:style-name="T1"/></text:p>
          <text:p text:style-name="P1"><text:span text:style-name="T1"/></text:p>
          <text:p text:style-name="P1"><text:span text:style-name="T1"><text:s text:c="9"/></text:span><text:span text:style-name="T1">Z <text:s text:c="8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8.847cm" svg:height="0.988cm" svg:x="1.01cm" svg:y="1.452cm">
          <draw:text-box>
            <text:p><text:span text:style-name="T2">│</text:span><text:span text:style-name="T3">X </text:span><text:span text:style-name="T4">È</text:span><text:span text:style-name="T5"> Y </text:span><text:span text:style-name="T4">È Z </text:span><text:span text:style-name="T2">│= </text:span><text:span text:style-name="T6">│X│</text:span><text:span text:style-name="T7">+│Y│+│Z│-│X </text:span><text:span text:style-name="T8">Ç </text:span><text:span text:style-name="T9">Y</text:span><text:span text:style-name="T7">│-│X </text:span><text:span text:style-name="T8">Ç </text:span><text:span text:style-name="T10">Z</text:span><text:span text:style-name="T7">│-│Y </text:span><text:span text:style-name="T8">Ç </text:span><text:span text:style-name="T10">Z</text:span><text:span text:style-name="T7">│+│X </text:span><text:span text:style-name="T8">Ç </text:span><text:span text:style-name="T9">Y </text:span><text:span text:style-name="T8">Ç Z</text:span><text:span text:style-name="T7">│</text:span></text:p>
          </draw:text-box>
        </draw:frame>
        <draw:frame draw:style-name="gr3" draw:text-style-name="P4" draw:layer="layout" svg:width="0.896cm" svg:height="1.09cm" svg:x="4.689cm" svg:y="5.184cm">
          <draw:text-box>
            <text:p><text:span text:style-name="T11">1</text:span></text:p>
          </draw:text-box>
        </draw:frame>
        <draw:frame draw:style-name="gr3" draw:text-style-name="P4" draw:layer="layout" svg:width="0.896cm" svg:height="1.09cm" svg:x="9.489cm" svg:y="4.584cm">
          <draw:text-box>
            <text:p><text:span text:style-name="T11">1</text:span></text:p>
          </draw:text-box>
        </draw:frame>
        <draw:frame draw:style-name="gr3" draw:text-style-name="P4" draw:layer="layout" svg:width="0.896cm" svg:height="1.09cm" svg:x="9.689cm" svg:y="6.384cm">
          <draw:text-box>
            <text:p><text:span text:style-name="T11">1</text:span></text:p>
          </draw:text-box>
        </draw:frame>
        <draw:frame draw:style-name="gr3" draw:text-style-name="P4" draw:layer="layout" svg:width="0.896cm" svg:height="1.09cm" svg:x="7.689cm" svg:y="6.984cm">
          <draw:text-box>
            <text:p><text:span text:style-name="T1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5" svg:font-family="'Liberation Sans'" style:font-pitch="variable" style:font-charset="x-symbol"/>
    <style:font-face style:name="Symbol" svg:font-family="Symbol" style:font-pitch="variable" style:font-charset="x-symbol"/>
    <style:font-face style:name="Liberation Sans4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336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2T23:16:46.331162177</meta:creation-date>
    <dc:date>2016-07-03T11:40:58.777661301</dc:date>
    <dc:creator>elucterio </dc:creator>
    <meta:editing-duration>PT11H49M35S</meta:editing-duration>
    <meta:editing-cycles>6</meta:editing-cycles>
    <meta:generator>LibreOffice/4.2.8.2$Linux_X86_64 LibreOffice_project/420m0$Build-2</meta:generator>
    <meta:document-statistic meta:object-count="8"/>
  </office:meta>
</office:document-meta>
</file>